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4d22a" officeooo:paragraph-rsid="0014d22a"/>
    </style:style>
    <style:style style:name="P2" style:family="paragraph" style:parent-style-name="Text_20_body" style:list-style-name="L1">
      <style:text-properties officeooo:rsid="0014d22a" officeooo:paragraph-rsid="0014d22a"/>
    </style:style>
    <style:style style:name="P3" style:family="paragraph" style:parent-style-name="Text_20_body">
      <style:text-properties officeooo:paragraph-rsid="0014d22a"/>
    </style:style>
    <style:style style:name="P4" style:family="paragraph" style:parent-style-name="Text_20_body">
      <style:text-properties officeooo:rsid="00150346" officeooo:paragraph-rsid="00150346"/>
    </style:style>
    <style:style style:name="P5" style:family="paragraph" style:parent-style-name="Text_20_body">
      <style:text-properties officeooo:rsid="00160dc8" officeooo:paragraph-rsid="00160dc8"/>
    </style:style>
    <style:style style:name="P6" style:family="paragraph" style:parent-style-name="Text_20_body">
      <style:text-properties officeooo:rsid="00179acd" officeooo:paragraph-rsid="00179acd"/>
    </style:style>
    <style:style style:name="P7" style:family="paragraph" style:parent-style-name="Text_20_body">
      <style:text-properties officeooo:rsid="00179acd" officeooo:paragraph-rsid="00179bd1"/>
    </style:style>
    <style:style style:name="P8" style:family="paragraph" style:parent-style-name="Text_20_body">
      <style:text-properties officeooo:rsid="00179bd1" officeooo:paragraph-rsid="00179bd1"/>
    </style:style>
    <style:style style:name="P9" style:family="paragraph" style:parent-style-name="Text_20_body">
      <style:text-properties officeooo:rsid="00181dc7" officeooo:paragraph-rsid="00181dc7"/>
    </style:style>
    <style:style style:name="P10" style:family="paragraph" style:parent-style-name="Text_20_body">
      <style:text-properties officeooo:rsid="00181dc7" officeooo:paragraph-rsid="00191387"/>
    </style:style>
    <style:style style:name="T1" style:family="text">
      <style:text-properties officeooo:rsid="00179bd1"/>
    </style:style>
    <style:style style:name="T2" style:family="text">
      <style:text-properties officeooo:rsid="00181dc7"/>
    </style:style>
    <style:style style:name="T3" style:family="text">
      <style:text-properties officeooo:rsid="00191387"/>
    </style:style>
    <style:style style:name="T4" style:family="text">
      <style:text-properties officeooo:rsid="001aed9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iche technique</text:h>
      <text:p text:style-name="P3"/>
      <text:list xml:id="list3447540787" text:style-name="L1">
        <text:list-item>
          <text:p text:style-name="P2">La tension à laquelle la composante fonctionne bien est entre 7 a 24 VDC.</text:p>
        </text:list-item>
        <text:list-item>
          <text:p text:style-name="P2">Le fil bleu est la sortie du signal, tandis que le fil brun et le fil noir est l’entrée de la source et la mise à la terre respectivement.</text:p>
        </text:list-item>
        <text:list-item>
          <text:p text:style-name="P2">La tension à la sortie du signal est varie entre 0.4V jusqu’a 2V qui ont la vitesse de vent équivalente de 0 m/s jusqu’a 32.4 m/s respectivement. (résolution de 0.1 m/s)</text:p>
        </text:list-item>
      </text:list>
      <text:p text:style-name="P4"/>
      <text:p text:style-name="P6">1. bits a tension</text:p>
      <text:p text:style-name="P6">U = X \cdot (5 \cdot 1 / 1023)</text:p>
      <text:p text:style-name="P6">U = x \cdot K1</text:p>
      <text:p text:style-name="P6">2. tension a vitesse</text:p>
      <text:p text:style-name="P6">équation linéaire</text:p>
      <text:p text:style-name="P6">y = mx + b</text:p>
      <text:p text:style-name="P6">m = \frac {V_2 – V_1}{U_2 – U_1} = (32.4 – 0)/(2 – 0.4) = <text:span text:style-name="T1">81</text:span>/<text:span text:style-name="T1">4</text:span> </text:p>
      <text:p text:style-name="P6">b = y – mx = <text:span text:style-name="T1">V</text:span>_1 – m \cdot <text:span text:style-name="T1">U</text:span>_1 = -<text:span text:style-name="T2">81/10</text:span></text:p>
      <text:p text:style-name="P6">V = m U + b</text:p>
      <text:p text:style-name="P6">simplification :</text:p>
      <text:p text:style-name="P7">V = m * (x \cdot K1<text:span text:style-name="T1">) + b</text:span></text:p>
      <text:p text:style-name="P8">V = <text:span text:style-name="T2">x * (135/1364) – 81/10</text:span></text:p>
      <text:p text:style-name="P9">V = x * (135/1364) – (81/10) = X * C1 – C2</text:p>
      <text:p text:style-name="P9">C1 = 135/1364 <text:span text:style-name="T3">= 0.098974</text:span></text:p>
      <text:p text:style-name="P10">C2 = <text:s/>81/10 <text:span text:style-name="T3">= 8.1</text:span></text:p>
      <text:p text:style-name="P4">0 1023 bits</text:p>
      <text:p text:style-name="P4">0 5 volt</text:p>
      <text:p text:style-name="P4">0.4 a 2 volt</text:p>
      <text:p text:style-name="P4"/>
      <text:p text:style-name="P4">x/1023 = 2/5</text:p>
      <text:p text:style-name="P4">x = 2*1023/5 = </text:p>
      <text:p text:style-name="P4">x = 0.4 * 1023/5 = </text:p>
      <text:p text:style-name="P5"><text:soft-page-break/></text:p>
      <text:p text:style-name="P4"/>
      <text:p text:style-name="P5">(x – bitmin) * windspeedmax / (voltagemax – voltagemin)</text:p>
      <text:p text:style-name="P4">0 32.4 m/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9T20:51:22.878035199</meta:creation-date>
    <dc:date>2022-03-29T23:39:28.460700143</dc:date>
    <meta:editing-duration>PT6M42S</meta:editing-duration>
    <meta:editing-cycles>2</meta:editing-cycles>
    <meta:generator>LibreOffice/7.3.1.3$Linux_X86_64 LibreOffice_project/30$Build-3</meta:generator>
    <meta:document-statistic meta:table-count="0" meta:image-count="0" meta:object-count="0" meta:page-count="2" meta:paragraph-count="27" meta:word-count="208" meta:character-count="910" meta:non-whitespace-character-count="717"/>
  </office:meta>
</office:document-meta>
</file>